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9c45" officeooo:paragraph-rsid="00189c45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9c45" style:font-size-asian="18pt" style:font-style-asian="normal" style:font-weight-asian="normal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The People’s Assembly, convening on the </text:span><text:span text:style-name="T4">6</text:span><text:span text:style-name="T3">th of </text:span><text:span text:style-name="T4">January</text:span><text:span text:style-name="T3"> 202</text:span><text:span text:style-name="T4">1</text:span><text:span text:style-name="T3"> under the </text:span><text:span text:style-name="T4">37th</text:span><text:span text:style-name="T3"> PA Meeting.</text:span></text:p>
      <text:p text:style-name="P1"/>
      <text:p text:style-name="P1">The Assembly, recognising the current situation,</text:p>
      <text:p text:style-name="P1"/>
      <text:p text:style-name="P2">Constitutes the need to enact the “Health and Safety law” as described in: https://docs.google.com/document/d/1nEWmauvUrLSZ42k6Eawlog71us_tD90L3d-gjiuZHJo/edit.</text:p>
      <text:p text:style-name="P1"/>
      <text:p text:style-name="P1">And proceeds.</text:p>
      <text:p text:style-name="P1"/>
      <text:p text:style-name="P1">Signed by,</text:p>
      <text:p text:style-name="P2">ChairmanSteven</text:p>
      <text:p text:style-name="P1"/>
      <text:p text:style-name="P1"/>
      <text:p text:style-name="P1"/>
      <text:p text:style-name="Standard"><text:span text:style-name="T1">[</text:span><text:span text:style-name="T2">Motion 37-2: To establish the health and safety law.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1-06T16:53:55.785922662</dc:date>
    <meta:editing-duration>PT1M57S</meta:editing-duration>
    <meta:editing-cycles>5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7" meta:word-count="49" meta:character-count="385" meta:non-whitespace-character-count="343"/>
  </office:meta>
</office:document-meta>
</file>